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78cm"/>
    </style:style>
    <style:style style:name="co2" style:family="table-column">
      <style:table-column-properties fo:break-before="auto" style:column-width="3.223cm"/>
    </style:style>
    <style:style style:name="co3" style:family="table-column">
      <style:table-column-properties fo:break-before="auto" style:column-width="4.083cm"/>
    </style:style>
    <style:style style:name="co4" style:family="table-column">
      <style:table-column-properties fo:break-before="auto" style:column-width="5.514cm"/>
    </style:style>
    <style:style style:name="co5" style:family="table-column">
      <style:table-column-properties fo:break-before="auto" style:column-width="3.40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Individui</text:p>
          </table:table-cell>
          <table:table-cell office:value-type="string" calcext:value-type="string">
            <text:p>Coefficiente di natalità</text:p>
          </table:table-cell>
          <table:table-cell office:value-type="string" calcext:value-type="string">
            <text:p>Coefficiente di sopravvivenza</text:p>
          </table:table-cell>
          <table:table-cell/>
        </table:table-row>
        <table:table-row table:style-name="ro1">
          <table:table-cell office:value-type="string" calcext:value-type="string">
            <text:p>0-4 anni</text:p>
          </table:table-cell>
          <table:table-cell office:value-type="float" office:value="2338752" calcext:value-type="float">
            <text:p>2338752</text:p>
          </table:table-cell>
          <table:table-cell office:value-type="float" office:value="0" calcext:value-type="float">
            <text:p>0</text:p>
          </table:table-cell>
          <table:table-cell office:value-type="float" office:value="0.99666285" calcext:value-type="float">
            <text:p>0,99666285</text:p>
          </table:table-cell>
          <table:table-cell/>
        </table:table-row>
        <table:table-row table:style-name="ro1">
          <table:table-cell office:value-type="string" calcext:value-type="string">
            <text:p>5-9 anni</text:p>
          </table:table-cell>
          <table:table-cell office:value-type="float" office:value="2691273" calcext:value-type="float">
            <text:p>2691273</text:p>
          </table:table-cell>
          <table:table-cell office:value-type="float" office:value="0" calcext:value-type="float">
            <text:p>0</text:p>
          </table:table-cell>
          <table:table-cell office:value-type="float" office:value="0.99963893" calcext:value-type="float">
            <text:p>0,99963893</text:p>
          </table:table-cell>
          <table:table-cell/>
        </table:table-row>
        <table:table-row table:style-name="ro1">
          <table:table-cell office:value-type="string" calcext:value-type="string">
            <text:p>10-14 anni</text:p>
          </table:table-cell>
          <table:table-cell office:value-type="float" office:value="2841862" calcext:value-type="float">
            <text:p>2841862</text:p>
          </table:table-cell>
          <table:table-cell office:value-type="float" office:value="0" calcext:value-type="float">
            <text:p>0</text:p>
          </table:table-cell>
          <table:table-cell office:value-type="float" office:value="0.99956698" calcext:value-type="float">
            <text:p>0,99956698</text:p>
          </table:table-cell>
          <table:table-cell/>
        </table:table-row>
        <table:table-row table:style-name="ro1">
          <table:table-cell office:value-type="string" calcext:value-type="string">
            <text:p>15-19 anni</text:p>
          </table:table-cell>
          <table:table-cell office:value-type="float" office:value="2873676" calcext:value-type="float">
            <text:p>2873676</text:p>
          </table:table-cell>
          <table:table-cell office:value-type="float" office:value="0.009165" calcext:value-type="float">
            <text:p>0,009165</text:p>
          </table:table-cell>
          <table:table-cell office:value-type="float" office:value="0.99901612" calcext:value-type="float">
            <text:p>0,99901612</text:p>
          </table:table-cell>
          <table:table-cell/>
        </table:table-row>
        <table:table-row table:style-name="ro1">
          <table:table-cell office:value-type="string" calcext:value-type="string">
            <text:p>20-24 anni</text:p>
          </table:table-cell>
          <table:table-cell office:value-type="float" office:value="2962307" calcext:value-type="float">
            <text:p>2962307</text:p>
          </table:table-cell>
          <table:table-cell office:value-type="float" office:value="0.05883" calcext:value-type="float">
            <text:p>0,05883</text:p>
          </table:table-cell>
          <table:table-cell office:value-type="float" office:value="0.99858751" calcext:value-type="float">
            <text:p>0,99858751</text:p>
          </table:table-cell>
          <table:table-cell/>
        </table:table-row>
        <table:table-row table:style-name="ro1">
          <table:table-cell office:value-type="string" calcext:value-type="string">
            <text:p>25-29 anni</text:p>
          </table:table-cell>
          <table:table-cell office:value-type="float" office:value="3175599" calcext:value-type="float">
            <text:p>3175599</text:p>
          </table:table-cell>
          <table:table-cell office:value-type="float" office:value="0.150305" calcext:value-type="float">
            <text:p>0,150305</text:p>
          </table:table-cell>
          <table:table-cell office:value-type="float" office:value="0.99838722" calcext:value-type="float">
            <text:p>0,99838722</text:p>
          </table:table-cell>
          <table:table-cell/>
        </table:table-row>
        <table:table-row table:style-name="ro1">
          <table:table-cell office:value-type="string" calcext:value-type="string">
            <text:p>30-34 anni</text:p>
          </table:table-cell>
          <table:table-cell office:value-type="float" office:value="3320500" calcext:value-type="float">
            <text:p>3320500</text:p>
          </table:table-cell>
          <table:table-cell office:value-type="float" office:value="0.21956" calcext:value-type="float">
            <text:p>0,21956</text:p>
          </table:table-cell>
          <table:table-cell office:value-type="float" office:value="0.99802939" calcext:value-type="float">
            <text:p>0,99802939</text:p>
          </table:table-cell>
          <table:table-cell/>
        </table:table-row>
        <table:table-row table:style-name="ro1">
          <table:table-cell office:value-type="string" calcext:value-type="string">
            <text:p>35-39 anni</text:p>
          </table:table-cell>
          <table:table-cell office:value-type="float" office:value="3654733" calcext:value-type="float">
            <text:p>3654733</text:p>
          </table:table-cell>
          <table:table-cell office:value-type="float" office:value="0.151265" calcext:value-type="float">
            <text:p>0,151265</text:p>
          </table:table-cell>
          <table:table-cell office:value-type="float" office:value="0.99717938" calcext:value-type="float">
            <text:p>0,99717938</text:p>
          </table:table-cell>
          <table:table-cell/>
        </table:table-row>
        <table:table-row table:style-name="ro1">
          <table:table-cell office:value-type="string" calcext:value-type="string">
            <text:p>40-44 anni</text:p>
          </table:table-cell>
          <table:table-cell office:value-type="float" office:value="4372031" calcext:value-type="float">
            <text:p>4372031</text:p>
          </table:table-cell>
          <table:table-cell office:value-type="float" office:value="0.04027" calcext:value-type="float">
            <text:p>0,04027</text:p>
          </table:table-cell>
          <table:table-cell office:value-type="float" office:value="0.99536533" calcext:value-type="float">
            <text:p>0,99536533</text:p>
          </table:table-cell>
          <table:table-cell/>
        </table:table-row>
        <table:table-row table:style-name="ro1">
          <table:table-cell office:value-type="string" calcext:value-type="string">
            <text:p>45-49 anni</text:p>
          </table:table-cell>
          <table:table-cell office:value-type="float" office:value="4785280" calcext:value-type="float">
            <text:p>4785280</text:p>
          </table:table-cell>
          <table:table-cell office:value-type="float" office:value="0.003675" calcext:value-type="float">
            <text:p>0,003675</text:p>
          </table:table-cell>
          <table:table-cell office:value-type="float" office:value="0.99273931" calcext:value-type="float">
            <text:p>0,99273931</text:p>
          </table:table-cell>
          <table:table-cell/>
        </table:table-row>
        <table:table-row table:style-name="ro1">
          <table:table-cell office:value-type="string" calcext:value-type="string">
            <text:p>50-54 anni</text:p>
          </table:table-cell>
          <table:table-cell office:value-type="float" office:value="4900974" calcext:value-type="float">
            <text:p>4900974</text:p>
          </table:table-cell>
          <table:table-cell office:value-type="float" office:value="0.00046" calcext:value-type="float">
            <text:p>0,00046</text:p>
          </table:table-cell>
          <table:table-cell office:value-type="float" office:value="0.98864512" calcext:value-type="float">
            <text:p>0,98864512</text:p>
          </table:table-cell>
          <table:table-cell/>
        </table:table-row>
        <table:table-row table:style-name="ro1">
          <table:table-cell office:value-type="string" calcext:value-type="string">
            <text:p>55-59 anni</text:p>
          </table:table-cell>
          <table:table-cell office:value-type="float" office:value="4387417" calcext:value-type="float">
            <text:p>4387417</text:p>
          </table:table-cell>
          <table:table-cell office:value-type="float" office:value="0" calcext:value-type="float">
            <text:p>0</text:p>
          </table:table-cell>
          <table:table-cell office:value-type="float" office:value="0.98170167" calcext:value-type="float">
            <text:p>0,98170167</text:p>
          </table:table-cell>
          <table:table-cell/>
        </table:table-row>
        <table:table-row table:style-name="ro1">
          <table:table-cell office:value-type="string" calcext:value-type="string">
            <text:p>60-64 anni</text:p>
          </table:table-cell>
          <table:table-cell office:value-type="float" office:value="3819054" calcext:value-type="float">
            <text:p>3819054</text:p>
          </table:table-cell>
          <table:table-cell office:value-type="float" office:value="0" calcext:value-type="float">
            <text:p>0</text:p>
          </table:table-cell>
          <table:table-cell office:value-type="float" office:value="0.9706422" calcext:value-type="float">
            <text:p>0,9706422</text:p>
          </table:table-cell>
          <table:table-cell/>
        </table:table-row>
        <table:table-row table:style-name="ro1">
          <table:table-cell office:value-type="string" calcext:value-type="string">
            <text:p>65-69 anni</text:p>
          </table:table-cell>
          <table:table-cell office:value-type="float" office:value="3468709" calcext:value-type="float">
            <text:p>3468709</text:p>
          </table:table-cell>
          <table:table-cell office:value-type="float" office:value="0" calcext:value-type="float">
            <text:p>0</text:p>
          </table:table-cell>
          <table:table-cell office:value-type="float" office:value="0.95307628" calcext:value-type="float">
            <text:p>0,95307628</text:p>
          </table:table-cell>
          <table:table-cell/>
        </table:table-row>
        <table:table-row table:style-name="ro1">
          <table:table-cell office:value-type="string" calcext:value-type="string">
            <text:p>70-74 anni</text:p>
          </table:table-cell>
          <table:table-cell office:value-type="float" office:value="3215420" calcext:value-type="float">
            <text:p>3215420</text:p>
          </table:table-cell>
          <table:table-cell office:value-type="float" office:value="0" calcext:value-type="float">
            <text:p>0</text:p>
          </table:table-cell>
          <table:table-cell office:value-type="float" office:value="0.92492392" calcext:value-type="float">
            <text:p>0,92492392</text:p>
          </table:table-cell>
          <table:table-cell/>
        </table:table-row>
        <table:table-row table:style-name="ro1">
          <table:table-cell office:value-type="string" calcext:value-type="string">
            <text:p>75-79 anni</text:p>
          </table:table-cell>
          <table:table-cell office:value-type="float" office:value="2712798" calcext:value-type="float">
            <text:p>2712798</text:p>
          </table:table-cell>
          <table:table-cell office:value-type="float" office:value="0" calcext:value-type="float">
            <text:p>0</text:p>
          </table:table-cell>
          <table:table-cell office:value-type="float" office:value="0.87006937" calcext:value-type="float">
            <text:p>0,87006937</text:p>
          </table:table-cell>
          <table:table-cell/>
        </table:table-row>
        <table:table-row table:style-name="ro1">
          <table:table-cell office:value-type="string" calcext:value-type="string">
            <text:p>80-84 anni</text:p>
          </table:table-cell>
          <table:table-cell office:value-type="float" office:value="2162715" calcext:value-type="float">
            <text:p>2162715</text:p>
          </table:table-cell>
          <table:table-cell office:value-type="float" office:value="0" calcext:value-type="float">
            <text:p>0</text:p>
          </table:table-cell>
          <table:table-cell office:value-type="float" office:value="0.77374104" calcext:value-type="float">
            <text:p>0,77374104</text:p>
          </table:table-cell>
          <table:table-cell/>
        </table:table-row>
        <table:table-row table:style-name="ro1">
          <table:table-cell office:value-type="string" calcext:value-type="string">
            <text:p>85-89 anni</text:p>
          </table:table-cell>
          <table:table-cell office:value-type="float" office:value="1367800" calcext:value-type="float">
            <text:p>1367800</text:p>
          </table:table-cell>
          <table:table-cell office:value-type="float" office:value="0" calcext:value-type="float">
            <text:p>0</text:p>
          </table:table-cell>
          <table:table-cell office:value-type="float" office:value="0.59730542" calcext:value-type="float">
            <text:p>0,59730542</text:p>
          </table:table-cell>
          <table:table-cell/>
        </table:table-row>
        <table:table-row table:style-name="ro1">
          <table:table-cell office:value-type="string" calcext:value-type="string">
            <text:p>90-94 anni</text:p>
          </table:table-cell>
          <table:table-cell office:value-type="float" office:value="599445" calcext:value-type="float">
            <text:p>599445</text:p>
          </table:table-cell>
          <table:table-cell office:value-type="float" office:value="0" calcext:value-type="float">
            <text:p>0</text:p>
          </table:table-cell>
          <table:table-cell office:value-type="float" office:value="0.37986856" calcext:value-type="float">
            <text:p>0,37986856</text:p>
          </table:table-cell>
          <table:table-cell/>
        </table:table-row>
        <table:table-row table:style-name="ro1">
          <table:table-cell office:value-type="string" calcext:value-type="string">
            <text:p>95-99 anni</text:p>
          </table:table-cell>
          <table:table-cell office:value-type="float" office:value="152196" calcext:value-type="float">
            <text:p>152196</text:p>
          </table:table-cell>
          <table:table-cell office:value-type="float" office:value="0" calcext:value-type="float">
            <text:p>0</text:p>
          </table:table-cell>
          <table:table-cell office:value-type="float" office:value="0.20204491" calcext:value-type="float">
            <text:p>0,20204491</text:p>
          </table:table-cell>
          <table:table-cell/>
        </table:table-row>
        <table:table-row table:style-name="ro1">
          <table:table-cell office:value-type="string" calcext:value-type="string">
            <text:p>100-104 anni</text:p>
          </table:table-cell>
          <table:table-cell office:value-type="float" office:value="14132" calcext:value-type="float">
            <text:p>14132</text:p>
          </table:table-cell>
          <table:table-cell office:value-type="float" office:value="0" calcext:value-type="float">
            <text:p>0</text:p>
          </table:table-cell>
          <table:table-cell office:value-type="float" office:value="0.06881952" calcext:value-type="float">
            <text:p>0,06881952</text:p>
          </table:table-cell>
          <table:table-cell/>
        </table:table-row>
        <table:table-row table:style-name="ro1">
          <table:table-cell office:value-type="string" calcext:value-type="string">
            <text:p>105-109 anni</text:p>
          </table:table-cell>
          <table:table-cell office:value-type="float" office:value="972" calcext:value-type="float">
            <text:p>972</text:p>
          </table:table-cell>
          <table:table-cell office:value-type="float" office:value="0" calcext:value-type="float">
            <text:p>0</text:p>
          </table:table-cell>
          <table:table-cell office:value-type="float" office:value="0.01387382" calcext:value-type="float">
            <text:p>0,01387382</text:p>
          </table:table-cell>
          <table:table-cell/>
        </table:table-row>
        <table:table-row table:style-name="ro1">
          <table:table-cell office:value-type="string" calcext:value-type="string">
            <text:p>110-114 anni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00176365000000001" calcext:value-type="float">
            <text:p>0,00176365</text:p>
          </table:table-cell>
          <table:table-cell/>
        </table:table-row>
        <table:table-row table:style-name="ro1">
          <table:table-cell office:value-type="string" calcext:value-type="string">
            <text:p>115-119 anni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8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8T22:37:32.535798659</meta:creation-date>
    <dc:date>2021-03-28T23:06:51.986456325</dc:date>
    <meta:editing-duration>PT7M41S</meta:editing-duration>
    <meta:editing-cycles>1</meta:editing-cycles>
    <meta:document-statistic meta:table-count="1" meta:cell-count="100" meta:object-count="0"/>
    <meta:generator>LibreOffice/6.4.6.2$Linux_X86_64 LibreOffice_project/40$Build-2</meta:generator>
  </office:meta>
</office:document-meta>
</file>